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álny" style:family="paragraph">
      <style:text-properties fo:font-weight="bold" style:font-weight-asian="bold" style:font-weight-complex="bold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T4" style:parent-style-name="Predvolenépísmoodseku" style:family="text">
      <style:text-properties fo:font-weight="bold" style:font-weight-asian="bold" style:font-weight-complex="bold"/>
    </style:style>
    <style:style style:name="P5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7" style:parent-style-name="Predvolenépísmoodseku" style:family="text">
      <style:text-properties fo:font-weight="bold" style:font-weight-asian="bold" style:font-weight-complex="bold"/>
    </style:style>
    <style:style style:name="P8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" style:parent-style-name="Predvolenépísmoodseku" style:family="text">
      <style:text-properties fo:font-weight="bold" style:font-weight-asian="bold" style:font-weight-complex="bold"/>
    </style:style>
    <style:style style:name="P10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T13" style:parent-style-name="Predvolenépísmoodseku" style:family="text">
      <style:text-properties fo:font-weight="bold" style:font-weight-asian="bold" style:font-weight-complex="bold" fo:color="#FF99FF"/>
    </style:style>
    <style:style style:name="T14" style:parent-style-name="Predvolenépísmoodseku" style:family="text">
      <style:text-properties fo:font-weight="bold" style:font-weight-asian="bold" style:font-weight-complex="bold"/>
    </style:style>
    <style:style style:name="T15" style:parent-style-name="Predvolenépísmoodseku" style:family="text">
      <style:text-properties fo:font-weight="bold" style:font-weight-asian="bold" style:font-weight-complex="bold" fo:color="#FF0000"/>
    </style:style>
    <style:style style:name="T16" style:parent-style-name="Predvolenépísmoodseku" style:family="text">
      <style:text-properties fo:font-weight="bold" style:font-weight-asian="bold" style:font-weight-complex="bold" fo:color="#FF0000"/>
    </style:style>
    <style:style style:name="T17" style:parent-style-name="Predvolenépísmoodseku" style:family="text">
      <style:text-properties fo:font-weight="bold" style:font-weight-asian="bold" style:font-weight-complex="bold" fo:color="#92D050"/>
    </style:style>
    <style:style style:name="T18" style:parent-style-name="Predvolenépísmoodseku" style:family="text">
      <style:text-properties fo:font-weight="bold" style:font-weight-asian="bold" style:font-weight-complex="bold" fo:color="#00B0F0"/>
    </style:style>
    <style:style style:name="T19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Predvolenépísmoodseku" style:family="text">
      <style:text-properties fo:font-weight="bold" style:font-weight-asian="bold" style:font-weight-complex="bold"/>
    </style:style>
    <style:style style:name="T21" style:parent-style-name="Predvolenépísmoodseku" style:family="text">
      <style:text-properties fo:font-weight="bold" style:font-weight-asian="bold" style:font-weight-complex="bold"/>
    </style:style>
    <style:style style:name="P22" style:parent-style-name="Normálny" style:family="paragraph">
      <style:text-properties fo:font-weight="bold" style:font-weight-asian="bold" style:font-weight-complex="bold"/>
    </style:style>
    <style:style style:name="T23" style:parent-style-name="Predvolenépísmoodseku" style:family="text">
      <style:text-properties fo:font-weight="bold" style:font-weight-asian="bold" style:font-weight-complex="bold" fo:color="#FF99FF"/>
    </style:style>
    <style:style style:name="P24" style:parent-style-name="Normálny" style:family="paragraph">
      <style:text-properties fo:font-weight="bold" style:font-weight-asian="bold" style:font-weight-complex="bold"/>
    </style:style>
    <style:style style:name="P25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Normálny" style:family="paragraph">
      <style:text-properties fo:font-weight="bold" style:font-weight-asian="bold" style:font-weight-complex="bold"/>
    </style:style>
    <style:style style:name="P27" style:parent-style-name="Normálny" style:family="paragraph">
      <style:text-properties fo:font-weight="bold" style:font-weight-asian="bold" style:font-weight-complex="bold" fo:color="#FF99FF"/>
    </style:style>
    <style:style style:name="P28" style:parent-style-name="Normálny" style:family="paragraph">
      <style:text-properties fo:font-weight="bold" style:font-weight-asian="bold" style:font-weight-complex="bold" fo:color="#92D050"/>
    </style:style>
    <style:style style:name="P29" style:parent-style-name="Normálny" style:family="paragraph">
      <style:text-properties fo:font-weight="bold" style:font-weight-asian="bold" style:font-weight-complex="bold" fo:color="#00B0F0"/>
    </style:style>
    <style:style style:name="P30" style:parent-style-name="Normálny" style:family="paragraph">
      <style:text-properties fo:font-weight="bold" style:font-weight-asian="bold" style:font-weight-complex="bold" fo:color="#FF99FF"/>
    </style:style>
    <style:style style:name="T31" style:parent-style-name="Predvolenépísmoodseku" style:family="text">
      <style:text-properties fo:font-weight="bold" style:font-weight-asian="bold" style:font-weight-complex="bold" fo:color="#92D050"/>
    </style:style>
    <style:style style:name="T32" style:parent-style-name="Predvolenépísmoodseku" style:family="text">
      <style:text-properties fo:font-weight="bold" style:font-weight-asian="bold" style:font-weight-complex="bold" fo:color="#92D050"/>
    </style:style>
    <style:style style:name="T33" style:parent-style-name="Predvolenépísmoodseku" style:family="text">
      <style:text-properties fo:font-weight="bold" style:font-weight-asian="bold" style:font-weight-complex="bold" fo:color="#92D050"/>
    </style:style>
    <style:style style:name="T34" style:parent-style-name="Predvolenépísmoodseku" style:family="text">
      <style:text-properties fo:font-weight="bold" style:font-weight-asian="bold" style:font-weight-complex="bold" fo:color="#92D050"/>
    </style:style>
    <style:style style:name="P35" style:parent-style-name="Normálny" style:family="paragraph">
      <style:paragraph-properties fo:text-align="center"/>
    </style:style>
    <style:style style:name="T36" style:parent-style-name="Predvolenépísmoodseku" style:family="text">
      <style:text-properties fo:font-weight="bold" style:font-weight-asian="bold" style:font-weight-complex="bold" fo:color="#FF0000" fo:font-size="28pt" style:font-size-asian="28pt" style:font-size-complex="28pt"/>
    </style:style>
    <style:style style:name="T37" style:parent-style-name="Predvolenépísmoodseku" style:family="text">
      <style:text-properties fo:font-weight="bold" style:font-weight-asian="bold" style:font-weight-complex="bold" fo:color="#FF0000" fo:font-size="28pt" style:font-size-asian="28pt" style:font-size-complex="28pt"/>
    </style:style>
    <style:style style:name="T38" style:parent-style-name="Predvolenépísmoodseku" style:family="text">
      <style:text-properties fo:font-weight="bold" style:font-weight-asian="bold" style:font-weight-complex="bold" fo:color="#FF0000" fo:font-size="28pt" style:font-size-asian="28pt" style:font-size-complex="28pt"/>
    </style:style>
    <style:style style:name="T39" style:parent-style-name="Predvolenépísmoodseku" style:family="text">
      <style:text-properties fo:font-weight="bold" style:font-weight-asian="bold" style:font-weight-complex="bold" fo:color="#FF0000" fo:font-size="28pt" style:font-size-asian="28pt" style:font-size-complex="28pt"/>
    </style:style>
    <style:style style:name="T40" style:parent-style-name="Predvolenépísmoodseku" style:family="text">
      <style:text-properties fo:font-weight="bold" style:font-weight-asian="bold" style:font-weight-complex="bold" fo:color="#FF0000" fo:font-size="28pt" style:font-size-asian="28pt" style:font-size-complex="28pt"/>
    </style:style>
  </office:automatic-styles>
  <office:body>
    <office:text text:use-soft-page-breaks="true">
      <text:p text:style-name="P1">MED – Časopis</text:p>
      <text:p text:style-name="P2">Základné info:</text:p>
      <text:p text:style-name="Normálny"><text:tab/><text:span text:style-name="T3">Rozsah</text:span>: 12 strán – 1 strana titulná; 10 strán obsah; 1 strana záverečná</text:p>
      <text:p text:style-name="Normálny"><text:tab/><text:span text:style-name="T4">Veľkosť 1 strany:</text:span><text:s/>A5</text:p>
      <text:p text:style-name="P5"><text:tab/>Každé vydanie musí obsahovať rozhovor s niekým zo školy alebo s inou osobou (po<text:s/><text:tab/>konzultácii)</text:p>
      <text:p text:style-name="P6"><text:tab/><text:span text:style-name="T7">Písmo</text:span>: zarovnané, veľkosť 11</text:p>
      <text:p text:style-name="P8"><text:tab/><text:span text:style-name="T9">Titulná strana:</text:span><text:s/>Občasník študentov 3.A Gymnázia v Gelnici</text:p>
      <text:p text:style-name="P10"><text:tab/><text:tab/><text:tab/>Spotify link na pesničku</text:p>
      <text:p text:style-name="P11"/>
      <text:p text:style-name="Normálny"/>
      <text:p text:style-name="P12">Práca:</text:p>
      <text:p text:style-name="Normálny"><text:span text:style-name="T13">EMIKA<text:s/></text:span><text:span text:style-name="T14">-</text:span><text:s/>logo</text:p>
      <text:p text:style-name="Normálny"><text:span text:style-name="T15">TOMÁŠ</text:span><text:span text:style-name="T16"><text:s/></text:span>–<text:s/>rozpoloženie strán</text:p>
      <text:p text:style-name="Normálny"><text:span text:style-name="T17">MIRKA<text:s/></text:span>–<text:s/>recept, Slafkovský rozhovor</text:p>
      <text:p text:style-name="Normálny"><text:span text:style-name="T18">NINA<text:s/></text:span>-<text:s/>DIY</text:p>
      <text:p text:style-name="Normálny"><text:span text:style-name="T19">Vianočné vydanie</text:span><text:span text:style-name="T20"><text:s/></text:span></text:p>
      <text:p text:style-name="Normálny"><text:span text:style-name="T21">Farby:</text:span><text:s/>modrá, zlatá</text:p>
      <text:p text:style-name="P22">1. strana - Titulná strana:</text:p>
      <text:p text:style-name="Normálny">- vianočná, tématické logo<text:s/>-<text:s/><text:span text:style-name="T23">EMIKA</text:span></text:p>
      <text:p text:style-name="Normálny">Občasník študentov 3.A Gymnázia v Gelnici – pod názvom alebo dole na strane</text:p>
      <text:p text:style-name="Normálny">Spotify „link“ na pesničku – dole v rožku</text:p>
      <text:p text:style-name="P24">12. strana – Posledná strana</text:p>
      <text:p text:style-name="Normálny">- Vianočný stromček - vtipný</text:p>
      <text:p text:style-name="Normálny"/>
      <text:p text:style-name="P25">Obsah:</text:p>
      <text:p text:style-name="P26">2 str. – O nás bez nás – každý o sebe niečo napíše<text:s/>(šéfredaktor + redaktory) + fotky/fotka<text:s/></text:p>
      <text:p text:style-name="P27">½ str. – ankety – najčastejšie darčeky + vianočné zvyky v rodinách<text:s/>- EMIKA</text:p>
      <text:p text:style-name="Normálny">1 str.<text:s/>-<text:s/>rekapitulácia udalostí od septembra<text:s/>– ku koncu<text:s/>+ pozvánka na párty</text:p>
      <text:p text:style-name="P28">1 str.<text:s/>-<text:s/>bezlaktózový recept (alebo iný) – MIRKA</text:p>
      <text:p text:style-name="Normálny">1 str. – vianočné memes</text:p>
      <text:soft-page-break/>
      <text:p text:style-name="P29">2 str. – vianočné DIY - NINA</text:p>
      <text:p text:style-name="P30">1 str. - Vianočný príbeh – EMIKA</text:p>
      <text:p text:style-name="Normálny">1 str. Rozhovor<text:s/>–<text:s/>lesník/školník/mikuláš/<text:span text:style-name="T31">Slafkovský<text:s/></text:span><text:span text:style-name="T32">–</text:span><text:span text:style-name="T33"><text:s/>MIRKA</text:span><text:span text:style-name="T34"><text:s/>???</text:span></text:p>
      <text:p text:style-name="Normálny"/>
      <text:p text:style-name="Normálny"/>
      <text:p text:style-name="Normálny"/>
      <text:p text:style-name="P35"><text:span text:style-name="T36">!!!!!!</text:span><text:span text:style-name="T37"><text:s text:c="2"/></text:span><text:span text:style-name="T38">PRVÝ VÝTLAČOK 19.12.</text:span><text:span text:style-name="T39"><text:s text:c="2"/></text:span><text:span text:style-name="T40">!!!!!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2-11-27T19:10:00Z</meta:creation-date>
    <dc:date>2022-11-27T19:10:00Z</dc:date>
    <meta:template xlink:href="Normal" xlink:type="simple"/>
    <meta:editing-cycles>2</meta:editing-cycles>
    <meta:editing-duration>PT60S</meta:editing-duration>
    <meta:document-statistic meta:page-count="2" meta:paragraph-count="2" meta:word-count="178" meta:character-count="1197" meta:row-count="8" meta:non-whitespace-character-count="1021"/>
  </office:meta>
</office:document-meta>
</file>